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99cm" style:rel-column-width="19657*"/>
    </style:style>
    <style:style style:name="Tableau1.B" style:family="table-column">
      <style:table-column-properties style:column-width="3.198cm" style:rel-column-width="12327*"/>
    </style:style>
    <style:style style:name="Tableau1.C" style:family="table-column">
      <style:table-column-properties style:column-width="8.703cm" style:rel-column-width="3355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0ee2a" officeooo:paragraph-rsid="0000ee2a"/>
    </style:style>
    <style:style style:name="P2" style:family="paragraph" style:parent-style-name="Footer">
      <style:text-properties officeooo:rsid="0000ee2a" officeooo:paragraph-rsid="0000ee2a"/>
    </style:style>
    <style:style style:name="P3" style:family="paragraph" style:parent-style-name="Preformatted_20_Text">
      <style:text-properties officeooo:rsid="00004780" officeooo:paragraph-rsid="00004780"/>
    </style:style>
    <style:style style:name="P4" style:family="paragraph" style:parent-style-name="Preformatted_20_Text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49f95" officeooo:paragraph-rsid="00049f95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4c1f7" officeooo:paragraph-rsid="0004c1f7" style:font-name-asian="Nimbus Mono L" style:font-size-asian="10pt" style:font-name-complex="Liberation Mono" style:font-size-complex="10pt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style:text-properties fo:font-weight="normal" officeooo:rsid="00034252" officeooo:paragraph-rsid="00034252" style:font-weight-asian="normal" style:font-weight-complex="normal"/>
    </style:style>
    <style:style style:name="P12" style:family="paragraph" style:parent-style-name="Table_20_Contents">
      <style:text-properties style:font-name="Liberation Mono" fo:font-size="10pt" officeooo:rsid="000992d5" officeooo:paragraph-rsid="000992d5" style:font-name-asian="Nimbus Mono L" style:font-size-asian="10pt" style:font-name-complex="Liberation Mono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92d5"/>
    </style:style>
    <style:style style:name="T3" style:family="text">
      <style:text-properties officeooo:rsid="000b0cd9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érequis :</text:p>
      <text:list xml:id="list2087979676261733334" text:style-name="L2">
        <text:list-item>
          <text:p text:style-name="P11">1 véhicule équipé du <text:span text:style-name="T2">boîtier</text:span> en entier</text:p>
        </text:list-item>
        <text:list-item>
          <text:p text:style-name="P11">un accès complet à la base de donnée ALCIS ainsi qu’à celle de SIGFOX</text:p>
        </text:list-item>
      </text:list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Phase</text:p>
          </table:table-cell>
          <table:table-cell table:style-name="Tableau1.A1" office:value-type="string">
            <text:p text:style-name="P6">Identification</text:p>
          </table:table-cell>
          <table:table-cell table:style-name="Tableau1.C1" office:value-type="string">
            <text:p text:style-name="P6">Description</text:p>
          </table:table-cell>
        </table:table-row>
        <table:table-row>
          <table:table-cell table:style-name="Tableau1.A2" office:value-type="string">
            <text:p text:style-name="P6">Acquisition position GPS – Lecture/écriture sur SD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4">Demander la position gps précise du véhicule, puis regarder sur la carte SD si elle a enregistré la même position</text:p>
          </table:table-cell>
        </table:table-row>
        <table:table-row>
          <table:table-cell table:style-name="Tableau1.A2" office:value-type="string">
            <text:p text:style-name="P4">Déchargement des données – BD ALCIS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4"><text:span text:style-name="T2">Vérifier</text:span> que la base de donnée<text:span text:style-name="T2">s</text:span> se met bien <text:span text:style-name="T2">à</text:span> jour</text:p>
          </table:table-cell>
        </table:table-row>
        <table:table-row>
          <table:table-cell table:style-name="Tableau1.A2" office:value-type="string">
            <text:p text:style-name="P4">Acquisition donnée Véhicule – Lecture/Ecriture sur SD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7">Parcourir une certaine distance puis interroger la carte SD pour vérifier les valeurs enregistrées</text:p>
          </table:table-cell>
        </table:table-row>
        <table:table-row>
          <table:table-cell table:style-name="Tableau1.A2" office:value-type="string">
            <text:p text:style-name="P4">Acquisition Données Véhicule – Données TR – <text:span text:style-name="T3">Emission du message vers Sigfox</text:span>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8">Vérifier que sur <office:annotation office:name="__Fieldmark__150_1636388414"><dc:creator>Auteur inconnu</dc:creator><dc:date>2018-02-13T17:26:17.732636242</dc:date><text:list text:style-name=""><text:list-item><text:p text:style-name="P13"><text:span text:style-name="T4">Quelle base de données ? Préciser qu'on veut vérifier que les données récupérées dans la variable globale DonneesTR et transmises correspondent bien à celles qui on tété acquises.</text:span></text:p></text:list-item></text:list></office:annotation>la base de donnée<office:annotation-end office:name="__Fieldmark__150_1636388414"/>, les données reçues correspondes. <text:span text:style-name="T1">Que chaque valeur soit bien placée dans la base donnée (vitesse = vitesse et non autre chose...)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e2a" officeooo:paragraph-rsid="0000ee2a"/>
    </style:style>
    <style:style style:name="MP2" style:family="paragraph" style:parent-style-name="Footer">
      <style:text-properties officeooo:rsid="0000ee2a" officeooo:paragraph-rsid="0000ee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7:29:48.778161460</dc:date>
    <meta:editing-duration>PT2H12M9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140" meta:character-count="846" meta:non-whitespace-character-count="720"/>
  </office:meta>
</office:document-meta>
</file>